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ans-serif"/>
    <style:font-face style:name="MS Mincho" svg:font-family="'MS Mincho'" style:font-family-generic="system" style:font-pitch="variable"/>
    <style:font-face style:name="OpenSymbol" svg:font-family="Open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paragraph-properties fo:line-height="115%"/>
    </style:style>
    <style:style style:name="P3" style:family="paragraph" style:parent-style-name="Text_20_body" style:list-style-name="L1">
      <style:paragraph-properties fo:margin-top="0in" fo:margin-bottom="0.0835in" style:contextual-spacing="false"/>
    </style:style>
    <style:style style:name="P4" style:family="paragraph" style:parent-style-name="Text_20_body" style:list-style-name="L2"/>
    <style:style style:name="T1" style:family="text">
      <style:text-properties fo:language="fr" fo:country="FR"/>
    </style:style>
    <style:style style:name="T2" style:family="text">
      <style:text-properties fo:font-variant="normal" fo:text-transform="none" style:font-name="Symbol"/>
    </style:style>
    <style:style style:name="T3" style:family="text">
      <style:text-properties fo:font-variant="normal" fo:text-transform="none" style:font-name="Symbol" fo:language="fr" fo:country="FR"/>
    </style:style>
    <style:style style:name="T4" style:family="text">
      <style:text-properties style:font-name="Symbol"/>
    </style:style>
    <style:style style:name="T5" style:family="text">
      <style:text-properties style:font-name="Symbol" fo:language="fr" fo:country="FR"/>
    </style:style>
    <style:style style:name="T6" style:family="text">
      <style:text-properties style:font-name="Calibri" fo:font-size="11pt" fo:language="fr" fo:country="FR"/>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Heading_20_1" text:outline-level="1" text:is-list-header="true">Application for this and that</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 text:is-list-header="true">List</text:h>
        <text:p text:style-name="Text_20_body">Nulla a justo nec risus malesuada :</text:p>
        <text:list xml:id="list2044292536" text:style-name="L2">
          <text:list-item>
            <text:p text:style-name="P4">Lorem ipsum dolor sit amet, consectetur adipiscing elit.</text:p>
          </text:list-item>
          <text:list-item>
            <text:p text:style-name="P4">Nulla sagittis magna at lacus adipiscing vulputate blandit libero hendrerit.</text:p>
          </text:list-item>
          <text:list-item>
            <text:p text:style-name="P4"><text:span text:style-name="T1">Nullam a est eget ipsum egestas tristique.</text:span></text:p>
          </text:list-item>
        </text:list>
        <text:h text:style-name="Heading_20_1" text:outline-level="1" text:is-list-header="true">Header One</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1">Pellentesque sapien lacus, aliquet varius vestibulum vitae, consectetur ut sapien. </text:p>
        <text:h text:style-name="Heading_20_2" text:outline-level="2" text:is-list-header="true">Another list</text:h>
        <text:p text:style-name="Text_20_body">Phasellus mattis felis a libero tincidunt consectetur ut vitae ligula :</text:p>
        <text:list text:style-name="L1">
          <text:list-item>
            <text:p text:style-name="P3">Aenean ultrices mi at erat egestas vitae venenatis est accumsan. </text:p>
          </text:list-item>
          <text:list-item>
            <text:p text:style-name="P3"><text:span text:style-name="T1">Nulla malesuada ipsum non nulla bibendum ac hendrerit ipsum eleifend.</text:span> </text:p>
          </text:list-item>
          <text:list-item>
            <text:p text:style-name="P3">Morbi porta iaculis massa, sed scelerisque felis fringilla ornare. </text:p>
          </text:list-item>
          <text:list-item>
            <text:p text:style-name="P3">Donec eleifend tellus at purus placerat pharetra. </text:p>
          </text:list-item>
        </text:list>
        <text:h text:style-name="Heading_20_1" text:outline-level="1" text:is-list-header="true">Another Header One</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2"><text:span text:style-name="T6">Pellentesque sapien lacus, aliquet varius vestibulum vitae, consec</text:sp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ans-serif"/>
    <style:font-face style:name="MS Mincho" svg:font-family="'MS Mincho'" style:font-family-generic="system" style:font-pitch="variable"/>
    <style:font-face style:name="OpenSymbol" svg:font-family="Open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MacOSX_AARCH64 LibreOffice_project/9f56dff12ba03b9acd7730a5a481eea045e468f3</meta:generator>
    <meta:creation-date>2011-01-31T08:56:51</meta:creation-date>
    <dc:date>2023-05-05T10:18:34.271172411</dc:date>
    <dc:language>en-US</dc:language>
    <meta:editing-cycles>3</meta:editing-cycles>
    <meta:editing-duration>PT1M57S</meta:editing-duration>
    <meta:document-statistic meta:table-count="0" meta:image-count="0" meta:object-count="0" meta:page-count="1" meta:paragraph-count="19" meta:word-count="265" meta:character-count="1764" meta:non-whitespace-character-count="1516"/>
    <meta:user-defined meta:name="Info 1"/>
    <meta:user-defined meta:name="Info 2"/>
    <meta:user-defined meta:name="Info 3"/>
    <meta:user-defined meta:name="Info 4"/>
  </office:meta>
</office:document-meta>
</file>